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caa" officeooo:paragraph-rsid="000af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g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5:43:28.767141600</meta:creation-date>
    <dc:date>2020-08-03T15:43:59.772724633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4.2$Linux_X86_64 LibreOffice_project/40$Build-2</meta:generator>
  </office:meta>
</office:document-meta>
</file>